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6699cc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6" style:family="graphic" style:parent-style-name="standard">
      <style:graphic-properties draw:fill="solid" draw:fill-color="#99ccff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3.749cm" svg:height="12.446cm" svg:x="1.381cm" svg:y="1.451cm">
          <text:p/>
        </draw:rect>
        <draw:rect draw:style-name="gr2" draw:text-style-name="P1" draw:layer="layout" svg:width="16.637cm" svg:height="9.271cm" svg:x="5.318cm" svg:y="3.229cm">
          <text:p/>
        </draw:rect>
        <draw:rect draw:style-name="gr3" draw:text-style-name="P3" xml:id="id8" draw:id="id8" draw:layer="layout" svg:width="5.08cm" svg:height="1.016cm" svg:x="10.652cm" svg:y="12.7cm">
          <text:p text:style-name="P2"><text:span text:style-name="T1">Entrada DMX</text:span></text:p>
        </draw:rect>
        <draw:rect draw:style-name="gr3" draw:text-style-name="P3" draw:layer="layout" svg:width="2.186cm" svg:height="4.953cm" svg:x="22.563cm" svg:y="4.626cm">
          <text:p text:style-name="P2"><text:span text:style-name="T1">Sistema </text:span></text:p>
          <text:p text:style-name="P2"><text:span text:style-name="T1">motor</text:span></text:p>
        </draw:rect>
        <draw:rect draw:style-name="gr3" draw:text-style-name="P3" draw:layer="layout" svg:width="5.588cm" svg:height="1.089cm" svg:x="10.906cm" svg:y="1.94cm">
          <text:p text:style-name="P2"><text:span text:style-name="T1">Fuente alim.</text:span></text:p>
        </draw:rect>
        <draw:rect draw:style-name="gr3" draw:text-style-name="P3" xml:id="id6" draw:id="id6" draw:layer="layout" svg:width="2.794cm" svg:height="1.103cm" svg:x="1.916cm" svg:y="8.179cm">
          <text:p text:style-name="P2"><text:span text:style-name="T1">Fin de </text:span></text:p>
          <text:p text:style-name="P2"><text:span text:style-name="T1">carrera</text:span></text:p>
        </draw:rect>
        <draw:rect draw:style-name="gr3" draw:text-style-name="P3" draw:layer="layout" svg:width="2.794cm" svg:height="1.524cm" svg:x="1.916cm" svg:y="6.428cm">
          <text:p text:style-name="P2"><text:span text:style-name="T1">Dip-switch</text:span></text:p>
        </draw:rect>
        <draw:rect draw:style-name="gr3" draw:text-style-name="P3" xml:id="id5" draw:id="id5" draw:layer="layout" svg:width="2.867cm" svg:height="1.27cm" svg:x="1.843cm" svg:y="4.935cm">
          <text:p text:style-name="P2"><text:span text:style-name="T1">Freno</text:span></text:p>
        </draw:rect>
        <draw:frame draw:style-name="gr4" draw:text-style-name="P4" draw:layer="layout" svg:width="3.317cm" svg:height="1.055cm" svg:x="1.293cm" svg:y="1.451cm">
          <draw:text-box>
            <text:p><text:span text:style-name="T2">Updown</text:span></text:p>
          </draw:text-box>
        </draw:frame>
        <draw:frame draw:style-name="gr5" draw:text-style-name="P5" draw:layer="layout" svg:width="5.857cm" svg:height="0.983cm" svg:x="5.203cm" svg:y="3.137cm">
          <draw:text-box>
            <text:p><text:span text:style-name="T3">Placa de control</text:span></text:p>
          </draw:text-box>
        </draw:frame>
        <draw:rect draw:style-name="gr6" draw:text-style-name="P3" xml:id="id3" draw:id="id3" draw:layer="layout" svg:width="5.08cm" svg:height="1.524cm" svg:x="10.652cm" svg:y="10.387cm">
          <text:p text:style-name="P2"><text:span text:style-name="T1">Conversor 485-232</text:span></text:p>
        </draw:rect>
        <draw:rect draw:style-name="gr6" draw:text-style-name="P3" xml:id="id1" draw:id="id1" draw:layer="layout" svg:width="4.445cm" svg:height="1.651cm" svg:x="10.952cm" svg:y="3.764cm">
          <text:p text:style-name="P2"><text:span text:style-name="T1">Regulador de </text:span></text:p>
          <text:p text:style-name="P2"><text:span text:style-name="T1">tensión 5V</text:span></text:p>
        </draw:rect>
        <draw:rect draw:style-name="gr6" draw:text-style-name="P3" draw:layer="layout" svg:width="4.064cm" svg:height="1.524cm" svg:x="17.256cm" svg:y="4.626cm">
          <text:p text:style-name="P2"><text:span text:style-name="T1">Puente H</text:span></text:p>
        </draw:rect>
        <draw:rect draw:style-name="gr6" draw:text-style-name="P3" draw:layer="layout" svg:width="4.064cm" svg:height="1.524cm" svg:x="17.256cm" svg:y="8.055cm">
          <text:p text:style-name="P2"><text:span text:style-name="T1">Encoder disco</text:span></text:p>
        </draw:rect>
        <draw:rect draw:style-name="gr6" draw:text-style-name="P3" xml:id="id2" draw:id="id2" draw:layer="layout" svg:width="5.08cm" svg:height="3.329cm" svg:x="10.652cm" svg:y="6.123cm">
          <text:p text:style-name="P2"><text:span text:style-name="T1">Microcontrolador</text:span></text:p>
        </draw:rect>
        <draw:rect draw:style-name="gr6" draw:text-style-name="P3" xml:id="id7" draw:id="id7" draw:layer="layout" svg:width="3.556cm" svg:height="1.651cm" svg:x="5.826cm" svg:y="7.909cm">
          <text:p text:style-name="P2"><text:span text:style-name="T1">Entrada switch</text:span></text:p>
        </draw:rect>
        <draw:rect draw:style-name="gr6" draw:text-style-name="P3" draw:layer="layout" svg:width="4.064cm" svg:height="1.524cm" svg:x="17.256cm" svg:y="6.277cm">
          <text:p text:style-name="P2"><text:span text:style-name="T1">Entrada encoder</text:span></text:p>
          <text:p text:style-name="P2"><text:span text:style-name="T1">motor</text:span></text:p>
        </draw:rect>
        <draw:rect draw:style-name="gr6" draw:text-style-name="P3" xml:id="id4" draw:id="id4" draw:layer="layout" svg:width="3.683cm" svg:height="1.27cm" svg:x="5.526cm" svg:y="4.934cm">
          <text:p text:style-name="P2"><text:span text:style-name="T1">Salida inductor</text:span></text:p>
        </draw:rect>
        <draw:line draw:style-name="gr7" draw:text-style-name="P1" draw:layer="layout" svg:x1="15.986cm" svg:y1="3.102cm" svg:x2="15.986cm" svg:y2="5.007cm">
          <text:p/>
        </draw:line>
        <draw:line draw:style-name="gr8" draw:text-style-name="P1" draw:layer="layout" svg:x1="15.986cm" svg:y1="5.007cm" svg:x2="17.256cm" svg:y2="5.007cm">
          <text:p/>
        </draw:line>
        <draw:line draw:style-name="gr8" draw:text-style-name="P1" draw:layer="layout" svg:x1="15.986cm" svg:y1="5.642cm" svg:x2="17.256cm" svg:y2="5.642cm">
          <text:p/>
        </draw:line>
        <draw:line draw:style-name="gr7" draw:text-style-name="P1" draw:layer="layout" svg:x1="15.986cm" svg:y1="5.642cm" svg:x2="15.986cm" svg:y2="6.531cm">
          <text:p/>
        </draw:line>
        <draw:line draw:style-name="gr7" draw:text-style-name="P1" draw:layer="layout" svg:x1="15.986cm" svg:y1="6.531cm" svg:x2="15.732cm" svg:y2="6.531cm">
          <text:p/>
        </draw:line>
        <draw:connector draw:style-name="gr8" draw:text-style-name="P1" draw:layer="layout" svg:x1="13.174cm" svg:y1="5.415cm" svg:x2="13.192cm" svg:y2="6.123cm" draw:start-shape="id1" draw:start-glue-point="2" draw:end-shape="id2" draw:end-glue-point="0" svg:d="M13174 5415v354h18v354">
          <text:p/>
        </draw:connector>
        <draw:connector draw:style-name="gr8" draw:text-style-name="P1" draw:layer="layout" svg:x1="13.192cm" svg:y1="10.387cm" svg:x2="13.192cm" svg:y2="9.452cm" draw:start-shape="id3" draw:start-glue-point="0" draw:end-shape="id2" draw:end-glue-point="2" svg:d="M13192 10387v-935">
          <text:p/>
        </draw:connector>
        <draw:connector draw:style-name="gr8" draw:text-style-name="P1" draw:layer="layout" svg:x1="5.526cm" svg:y1="5.569cm" svg:x2="4.71cm" svg:y2="5.57cm" draw:start-shape="id4" draw:start-glue-point="3" draw:end-shape="id5" draw:end-glue-point="1" svg:d="M5526 5569h-408v1h-408">
          <text:p/>
        </draw:connector>
        <draw:connector draw:style-name="gr8" draw:text-style-name="P1" draw:layer="layout" draw:line-skew="-0.254cm" svg:x1="4.71cm" svg:y1="8.73cm" svg:x2="5.826cm" svg:y2="8.734cm" draw:start-shape="id6" draw:start-glue-point="1" draw:end-shape="id7" draw:end-glue-point="3" svg:d="M4710 8730h304v4h812">
          <text:p/>
        </draw:connector>
        <draw:line draw:style-name="gr8" draw:text-style-name="P1" draw:layer="layout" svg:x1="9.863cm" svg:y1="5.642cm" svg:x2="9.228cm" svg:y2="5.642cm">
          <text:p/>
        </draw:line>
        <draw:line draw:style-name="gr7" draw:text-style-name="P1" draw:layer="layout" svg:x1="9.89cm" svg:y1="5.642cm" svg:x2="9.89cm" svg:y2="6.785cm">
          <text:p/>
        </draw:line>
        <draw:line draw:style-name="gr7" draw:text-style-name="P1" draw:layer="layout" svg:x1="9.89cm" svg:y1="6.785cm" svg:x2="10.652cm" svg:y2="6.785cm">
          <text:p/>
        </draw:line>
        <draw:line draw:style-name="gr8" draw:text-style-name="P1" draw:layer="layout" svg:x1="21.32cm" svg:y1="5.388cm" svg:x2="22.59cm" svg:y2="5.388cm">
          <text:p/>
        </draw:line>
        <draw:line draw:style-name="gr8" draw:text-style-name="P1" draw:layer="layout" svg:x1="22.59cm" svg:y1="8.817cm" svg:x2="21.32cm" svg:y2="8.817cm">
          <text:p/>
        </draw:line>
        <draw:line draw:style-name="gr8" draw:text-style-name="P1" draw:layer="layout" svg:x1="22.59cm" svg:y1="7.039cm" svg:x2="21.32cm" svg:y2="7.039cm">
          <text:p/>
        </draw:line>
        <draw:line draw:style-name="gr8" draw:text-style-name="P1" draw:layer="layout" svg:x1="17.256cm" svg:y1="7.039cm" svg:x2="15.732cm" svg:y2="7.039cm">
          <text:p/>
        </draw:line>
        <draw:line draw:style-name="gr8" draw:text-style-name="P1" draw:layer="layout" svg:x1="17.256cm" svg:y1="8.69cm" svg:x2="15.732cm" svg:y2="8.69cm">
          <text:p/>
        </draw:line>
        <draw:line draw:style-name="gr8" draw:text-style-name="P1" draw:layer="layout" svg:x1="13.192cm" svg:y1="3.002cm" svg:x2="13.192cm" svg:y2="3.764cm">
          <text:p/>
        </draw:line>
        <draw:connector draw:style-name="gr8" draw:text-style-name="P1" draw:layer="layout" svg:x1="13.192cm" svg:y1="12.7cm" svg:x2="13.192cm" svg:y2="11.911cm" draw:start-shape="id8" draw:start-glue-point="0" draw:end-shape="id3" draw:end-glue-point="2" svg:d="M13192 12700v-789">
          <text:p/>
        </draw:connector>
        <draw:line draw:style-name="gr9" draw:text-style-name="P1" draw:layer="layout" svg:x1="4.683cm" svg:y1="7.201cm" svg:x2="10.652cm" svg:y2="7.201cm">
          <text:p/>
        </draw:line>
        <draw:rect draw:style-name="gr6" draw:text-style-name="P3" draw:layer="layout" svg:width="3.556cm" svg:height="1.524cm" svg:x="5.826cm" svg:y="10.063cm">
          <text:p text:style-name="P2"><text:span text:style-name="T1">Led interno</text:span></text:p>
        </draw:rect>
        <draw:line draw:style-name="gr9" draw:text-style-name="P1" draw:layer="layout" svg:x1="9.382cm" svg:y1="8.766cm" svg:x2="10.652cm" svg:y2="8.793cm">
          <text:p/>
        </draw:line>
        <draw:line draw:style-name="gr8" draw:text-style-name="P1" draw:layer="layout" svg:x1="10.144cm" svg:y1="10.752cm" svg:x2="9.382cm" svg:y2="10.725cm">
          <text:p/>
        </draw:line>
        <draw:line draw:style-name="gr7" draw:text-style-name="P1" draw:layer="layout" svg:x1="10.144cm" svg:y1="10.752cm" svg:x2="10.144cm" svg:y2="9.128cm">
          <text:p/>
        </draw:line>
        <draw:line draw:style-name="gr7" draw:text-style-name="P1" draw:layer="layout" svg:x1="10.144cm" svg:y1="9.128cm" svg:x2="10.652cm" svg:y2="9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19T16:46:42.49</dc:date>
    <dc:creator>ian </dc:creator>
    <meta:editing-duration>PT1H13M</meta:editing-duration>
    <meta:editing-cycles>20</meta:editing-cycles>
    <meta:generator>OpenOffice/4.1.3$Win32 OpenOffice.org_project/413m1$Build-9783</meta:generator>
    <meta:document-statistic meta:object-count="43"/>
  </office:meta>
</office:document-meta>
</file>